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5eb59" officeooo:paragraph-rsid="0015eb59"/>
    </style:style>
    <style:style style:name="P2" style:family="paragraph" style:parent-style-name="Standard">
      <style:text-properties officeooo:rsid="0015eb59" officeooo:paragraph-rsid="0019e2bf"/>
    </style:style>
    <style:style style:name="P3" style:family="paragraph" style:parent-style-name="Standard">
      <style:text-properties officeooo:rsid="0015eb59" officeooo:paragraph-rsid="001a6801"/>
    </style:style>
    <style:style style:name="P4" style:family="paragraph" style:parent-style-name="Standard">
      <style:text-properties officeooo:rsid="0017e77a" officeooo:paragraph-rsid="0017e77a"/>
    </style:style>
    <style:style style:name="P5" style:family="paragraph" style:parent-style-name="Standard">
      <style:text-properties officeooo:rsid="0019e2bf" officeooo:paragraph-rsid="0019e2bf"/>
    </style:style>
    <style:style style:name="P6" style:family="paragraph" style:parent-style-name="Standard">
      <style:text-properties officeooo:rsid="001a019d" officeooo:paragraph-rsid="001a019d"/>
    </style:style>
    <style:style style:name="T1" style:family="text">
      <style:text-properties officeooo:rsid="0019e2bf"/>
    </style:style>
    <style:style style:name="T2" style:family="text">
      <style:text-properties officeooo:rsid="001a680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 Receiver: 192.168.2.253</text:p>
      <text:p text:style-name="P1"/>
      <text:p text:style-name="P1"/>
      <text:p text:style-name="P1">STEP1: </text:p>
      <text:p text:style-name="P1">sudo ip route del 192.168.2.0/24 dev eth0</text:p>
      <text:p text:style-name="P1">sudo ip route add 192.168.2.0/24 dev eth0 advmss 1300</text:p>
      <text:p text:style-name="P1"/>
      <text:p text:style-name="P1">haojin@ubuntu:~$ netstat -rn</text:p>
      <text:p text:style-name="P1">Kernel IP routing table</text:p>
      <text:p text:style-name="P1">Destination <text:s text:c="4"/>Gateway <text:s text:c="8"/>Genmask <text:s text:c="8"/>Flags <text:s text:c="2"/>MSS Window <text:s/>irtt Iface</text:p>
      <text:p text:style-name="P1">0.0.0.0 <text:s text:c="8"/>192.168.2.252 <text:s text:c="2"/>0.0.0.0 <text:s text:c="8"/>UG <text:s text:c="7"/>0 0 <text:s text:c="9"/>0 eth0</text:p>
      <text:p text:style-name="P1">192.168.2.0 <text:s text:c="4"/>0.0.0.0 <text:s text:c="8"/>255.255.255.0 <text:s text:c="2"/>U <text:s text:c="5"/>1340 0 <text:s text:c="9"/>0 eth0</text:p>
      <text:p text:style-name="P1"/>
      <text:p text:style-name="P1">STEP2: shutdown tso gso gro off</text:p>
      <text:p text:style-name="P1">sudo ethtool -K eth0 tso off</text:p>
      <text:p text:style-name="P1">sudo ethtool -K eth0 gso off</text:p>
      <text:p text:style-name="P1">sudo ethtool -K eth0 gro off</text:p>
      <text:p text:style-name="P1"/>
      <text:p text:style-name="P1">haojin@ubuntu:~$ sudo ethtool -k eth0</text:p>
      <text:p text:style-name="P1">Features for eth0:</text:p>
      <text:p text:style-name="P1">rx-checksumming: on</text:p>
      <text:p text:style-name="P1">tx-checksumming: on</text:p>
      <text:p text:style-name="P1"><text:tab/>tx-checksum-ipv4: off [fixed]</text:p>
      <text:p text:style-name="P1"><text:tab/>tx-checksum-ip-generic: on</text:p>
      <text:p text:style-name="P1"><text:tab/>tx-checksum-ipv6: off [fixed]</text:p>
      <text:p text:style-name="P1"><text:tab/>tx-checksum-fcoe-crc: off [fixed]</text:p>
      <text:p text:style-name="P1"><text:tab/>tx-checksum-sctp: off [fixed]</text:p>
      <text:p text:style-name="P1">scatter-gather: on</text:p>
      <text:p text:style-name="P1"><text:tab/>tx-scatter-gather: on</text:p>
      <text:p text:style-name="P1"><text:tab/>tx-scatter-gather-fraglist: off [fixed]</text:p>
      <text:p text:style-name="P1">tcp-segmentation-offload: off</text:p>
      <text:p text:style-name="P1"><text:tab/>tx-tcp-segmentation: off</text:p>
      <text:p text:style-name="P1"><text:tab/>tx-tcp-ecn-segmentation: off [fixed]</text:p>
      <text:p text:style-name="P1"><text:tab/>tx-tcp6-segmentation: off</text:p>
      <text:p text:style-name="P1">udp-fragmentation-offload: off [fixed]</text:p>
      <text:p text:style-name="P1">generic-segmentation-offload: off</text:p>
      <text:p text:style-name="P1">generic-receive-offload: off</text:p>
      <text:p text:style-name="P1">large-receive-offload: off [fixed]</text:p>
      <text:p text:style-name="P1">rx-vlan-offload: on</text:p>
      <text:p text:style-name="P1">tx-vlan-offload: on</text:p>
      <text:p text:style-name="P1">ntuple-filters: off [fixed]</text:p>
      <text:p text:style-name="P1">receive-hashing: on</text:p>
      <text:p text:style-name="P1">highdma: on [fixed]</text:p>
      <text:p text:style-name="P1">rx-vlan-filter: off [fixed]</text:p>
      <text:p text:style-name="P1">vlan-challenged: off [fixed]</text:p>
      <text:p text:style-name="P1">tx-lockless: off [fixed]</text:p>
      <text:p text:style-name="P1">netns-local: off [fixed]</text:p>
      <text:p text:style-name="P1">tx-gso-robust: off [fixed]</text:p>
      <text:p text:style-name="P1">tx-fcoe-segmentation: off [fixed]</text:p>
      <text:p text:style-name="P1"><text:soft-page-break/>tx-gre-segmentation: off [fixed]</text:p>
      <text:p text:style-name="P1">tx-ipip-segmentation: off [fixed]</text:p>
      <text:p text:style-name="P1">tx-sit-segmentation: off [fixed]</text:p>
      <text:p text:style-name="P1">tx-udp_tnl-segmentation: off [fixed]</text:p>
      <text:p text:style-name="P1">tx-mpls-segmentation: off [fixed]</text:p>
      <text:p text:style-name="P1">fcoe-mtu: off [fixed]</text:p>
      <text:p text:style-name="P1">tx-nocache-copy: off</text:p>
      <text:p text:style-name="P1">loopback: off [fixed]</text:p>
      <text:p text:style-name="P1">rx-fcs: off</text:p>
      <text:p text:style-name="P1">rx-all: off</text:p>
      <text:p text:style-name="P1">tx-vlan-stag-hw-insert: off [fixed]</text:p>
      <text:p text:style-name="P1">rx-vlan-stag-hw-parse: off [fixed]</text:p>
      <text:p text:style-name="P1">rx-vlan-stag-filter: off [fixed]</text:p>
      <text:p text:style-name="P1">l2-fwd-offload: off [fixed]</text:p>
      <text:p text:style-name="P1">busy-poll: off [fixed]</text:p>
      <text:p text:style-name="P1"/>
      <text:p text:style-name="P1"/>
      <text:p text:style-name="P1">2. Mbox:</text:p>
      <text:p text:style-name="P1">Dual network card: </text:p>
      <text:p text:style-name="P1">One is : 192.168.1.174</text:p>
      <text:p text:style-name="P1">The other is : 192.168.2.252</text:p>
      <text:p text:style-name="P1"/>
      <text:p text:style-name="P2">STEP<text:span text:style-name="T2">1</text:span>: shutdown tso gso <text:span text:style-name="T1">gro </text:span>off</text:p>
      <text:p text:style-name="P2">sudo ethtool -K eth0 tso off</text:p>
      <text:p text:style-name="P2">sudo ethtool -K eth0 gso off</text:p>
      <text:p text:style-name="P2">sudo ethtool -K eth0 gro off</text:p>
      <text:p text:style-name="P2"/>
      <text:p text:style-name="P6">wlan0 ethtool information</text:p>
      <text:p text:style-name="P6">haojin@haojin-NUC1:~$ sudo ethtool -k wlan0</text:p>
      <text:p text:style-name="P6">Features for wlan0:</text:p>
      <text:p text:style-name="P6">rx-checksumming: off [fixed]</text:p>
      <text:p text:style-name="P6">tx-checksumming: off</text:p>
      <text:p text:style-name="P6"><text:tab/>tx-checksum-ipv4: off [fixed]</text:p>
      <text:p text:style-name="P6"><text:tab/>tx-checksum-ip-generic: off [fixed]</text:p>
      <text:p text:style-name="P6"><text:tab/>tx-checksum-ipv6: off [fixed]</text:p>
      <text:p text:style-name="P6"><text:tab/>tx-checksum-fcoe-crc: off [fixed]</text:p>
      <text:p text:style-name="P6"><text:tab/>tx-checksum-sctp: off [fixed]</text:p>
      <text:p text:style-name="P6">scatter-gather: off</text:p>
      <text:p text:style-name="P6"><text:tab/>tx-scatter-gather: off [fixed]</text:p>
      <text:p text:style-name="P6"><text:tab/>tx-scatter-gather-fraglist: off [fixed]</text:p>
      <text:p text:style-name="P6">tcp-segmentation-offload: off</text:p>
      <text:p text:style-name="P6"><text:tab/>tx-tcp-segmentation: off [fixed]</text:p>
      <text:p text:style-name="P6"><text:tab/>tx-tcp-ecn-segmentation: off [fixed]</text:p>
      <text:p text:style-name="P6"><text:tab/>tx-tcp6-segmentation: off [fixed]</text:p>
      <text:p text:style-name="P6">udp-fragmentation-offload: off [fixed]</text:p>
      <text:p text:style-name="P6">generic-segmentation-offload: off</text:p>
      <text:p text:style-name="P6">generic-receive-offload: off</text:p>
      <text:p text:style-name="P6">large-receive-offload: off [fixed]</text:p>
      <text:p text:style-name="P6">rx-vlan-offload: off [fixed]</text:p>
      <text:p text:style-name="P6"><text:soft-page-break/>tx-vlan-offload: off [fixed]</text:p>
      <text:p text:style-name="P6">ntuple-filters: off [fixed]</text:p>
      <text:p text:style-name="P6">receive-hashing: off [fixed]</text:p>
      <text:p text:style-name="P6">highdma: off [fixed]</text:p>
      <text:p text:style-name="P6">rx-vlan-filter: off [fixed]</text:p>
      <text:p text:style-name="P6">vlan-challenged: off [fixed]</text:p>
      <text:p text:style-name="P6">tx-lockless: off [fixed]</text:p>
      <text:p text:style-name="P6">netns-local: on [fixed]</text:p>
      <text:p text:style-name="P6">tx-gso-robust: off [fixed]</text:p>
      <text:p text:style-name="P6">tx-fcoe-segmentation: off [fixed]</text:p>
      <text:p text:style-name="P6">tx-gre-segmentation: off [fixed]</text:p>
      <text:p text:style-name="P6">tx-ipip-segmentation: off [fixed]</text:p>
      <text:p text:style-name="P6">tx-sit-segmentation: off [fixed]</text:p>
      <text:p text:style-name="P6">tx-udp_tnl-segmentation: off [fixed]</text:p>
      <text:p text:style-name="P6">tx-mpls-segmentation: off [fixed]</text:p>
      <text:p text:style-name="P6">fcoe-mtu: off [fixed]</text:p>
      <text:p text:style-name="P6">tx-nocache-copy: off</text:p>
      <text:p text:style-name="P6">loopback: off [fixed]</text:p>
      <text:p text:style-name="P6">rx-fcs: off [fixed]</text:p>
      <text:p text:style-name="P6">rx-all: off [fixed]</text:p>
      <text:p text:style-name="P6">tx-vlan-stag-hw-insert: off [fixed]</text:p>
      <text:p text:style-name="P6">rx-vlan-stag-hw-parse: off [fixed]</text:p>
      <text:p text:style-name="P6">rx-vlan-stag-filter: off [fixed]</text:p>
      <text:p text:style-name="P6">l2-fwd-offload: off [fixed]</text:p>
      <text:p text:style-name="P6"/>
      <text:p text:style-name="P6">eth0 ethtool information</text:p>
      <text:p text:style-name="P6">haojin@haojin-NUC1:~$ sudo ethtool -k eth0</text:p>
      <text:p text:style-name="P6">Features for eth0:</text:p>
      <text:p text:style-name="P6">rx-checksumming: on</text:p>
      <text:p text:style-name="P6">tx-checksumming: on</text:p>
      <text:p text:style-name="P6"><text:tab/>tx-checksum-ipv4: off [fixed]</text:p>
      <text:p text:style-name="P6"><text:tab/>tx-checksum-ip-generic: on</text:p>
      <text:p text:style-name="P6"><text:tab/>tx-checksum-ipv6: off [fixed]</text:p>
      <text:p text:style-name="P6"><text:tab/>tx-checksum-fcoe-crc: off [fixed]</text:p>
      <text:p text:style-name="P6"><text:tab/>tx-checksum-sctp: off [fixed]</text:p>
      <text:p text:style-name="P6">scatter-gather: on</text:p>
      <text:p text:style-name="P6"><text:tab/>tx-scatter-gather: on</text:p>
      <text:p text:style-name="P6"><text:tab/>tx-scatter-gather-fraglist: off [fixed]</text:p>
      <text:p text:style-name="P6">tcp-segmentation-offload: off</text:p>
      <text:p text:style-name="P6"><text:tab/>tx-tcp-segmentation: off</text:p>
      <text:p text:style-name="P6"><text:tab/>tx-tcp-ecn-segmentation: off [fixed]</text:p>
      <text:p text:style-name="P6"><text:tab/>tx-tcp6-segmentation: off</text:p>
      <text:p text:style-name="P6">udp-fragmentation-offload: off [fixed]</text:p>
      <text:p text:style-name="P6">generic-segmentation-offload: off</text:p>
      <text:p text:style-name="P6">generic-receive-offload: off</text:p>
      <text:p text:style-name="P6">large-receive-offload: off [fixed]</text:p>
      <text:p text:style-name="P6">rx-vlan-offload: on</text:p>
      <text:p text:style-name="P6">tx-vlan-offload: on</text:p>
      <text:p text:style-name="P6">ntuple-filters: off [fixed]</text:p>
      <text:p text:style-name="P6"><text:soft-page-break/>receive-hashing: on</text:p>
      <text:p text:style-name="P6">highdma: on [fixed]</text:p>
      <text:p text:style-name="P6">rx-vlan-filter: off [fixed]</text:p>
      <text:p text:style-name="P6">vlan-challenged: off [fixed]</text:p>
      <text:p text:style-name="P6">tx-lockless: off [fixed]</text:p>
      <text:p text:style-name="P6">netns-local: off [fixed]</text:p>
      <text:p text:style-name="P6">tx-gso-robust: off [fixed]</text:p>
      <text:p text:style-name="P6">tx-fcoe-segmentation: off [fixed]</text:p>
      <text:p text:style-name="P6">tx-gre-segmentation: off [fixed]</text:p>
      <text:p text:style-name="P6">tx-ipip-segmentation: off [fixed]</text:p>
      <text:p text:style-name="P6">tx-sit-segmentation: off [fixed]</text:p>
      <text:p text:style-name="P6">tx-udp_tnl-segmentation: off [fixed]</text:p>
      <text:p text:style-name="P6">tx-mpls-segmentation: off [fixed]</text:p>
      <text:p text:style-name="P6">fcoe-mtu: off [fixed]</text:p>
      <text:p text:style-name="P6">tx-nocache-copy: on</text:p>
      <text:p text:style-name="P6">loopback: off [fixed]</text:p>
      <text:p text:style-name="P6">rx-fcs: off</text:p>
      <text:p text:style-name="P6">rx-all: off</text:p>
      <text:p text:style-name="P6">tx-vlan-stag-hw-insert: off [fixed]</text:p>
      <text:p text:style-name="P6">rx-vlan-stag-hw-parse: off [fixed]</text:p>
      <text:p text:style-name="P6">rx-vlan-stag-filter: off [fixed]</text:p>
      <text:p text:style-name="P6">l2-fwd-offload: off [fixed]</text:p>
      <text:p text:style-name="P2"/>
      <text:p text:style-name="P1"/>
      <text:p text:style-name="P4">DON'T SET ANY MSS SETTING, JUST KEEP CLIENTS SEND RIGHT TCP PACKETS</text:p>
      <text:p text:style-name="P4"/>
      <text:p text:style-name="P5">3. Client: 192.168.1.199</text:p>
      <text:p text:style-name="P5">This is a Virtual machine OS Ubuntu in Vmware Work Station</text:p>
      <text:p text:style-name="P3">STEP<text:span text:style-name="T2">1</text:span>: shutdown tso gso <text:span text:style-name="T1">gro </text:span>off</text:p>
      <text:p text:style-name="P3">sudo ethtool -K eth0 tso off</text:p>
      <text:p text:style-name="P3">sudo ethtool -K eth0 gso off</text:p>
      <text:p text:style-name="P3">sudo ethtool -K eth0 gro off</text:p>
      <text:p text:style-name="P3"/>
      <text:p text:style-name="P3"/>
      <text:p text:style-name="P5"><text:s text:c="2"/></text:p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2T01:15:58.191530740</meta:creation-date>
    <dc:date>2016-11-22T01:29:42.768576092</dc:date>
    <meta:editing-duration>PT7M13S</meta:editing-duration>
    <meta:editing-cycles>5</meta:editing-cycles>
    <meta:generator>LibreOffice/4.2.4.2$Linux_X86_64 LibreOffice_project/420m0$Build-2</meta:generator>
    <meta:document-statistic meta:table-count="0" meta:image-count="0" meta:object-count="0" meta:page-count="4" meta:paragraph-count="167" meta:word-count="545" meta:character-count="4945" meta:non-whitespace-character-count="4306"/>
  </office:meta>
</office:document-meta>
</file>